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07927" draw:fill="gradient" draw:fill-color="#fffbcc" draw:fill-gradient-name="Gradient_20_2" draw:textarea-horizontal-align="justify" draw:textarea-vertical-align="middle" draw:auto-grow-height="false" fo:min-height="1.59cm" fo:min-width="4.38cm" draw:shadow="hidden"/>
    </style:style>
    <style:style style:name="gr2" style:family="graphic" style:parent-style-name="standard">
      <style:graphic-properties svg:stroke-color="#407927" draw:fill="gradient" draw:fill-color="#fffbcc" draw:fill-gradient-name="Gradient_20_2" draw:textarea-horizontal-align="justify" draw:textarea-vertical-align="middle" draw:auto-grow-height="false" fo:min-height="1.518cm" fo:min-width="4.38cm" draw:shadow="hidden"/>
    </style:style>
    <style:style style:name="gr3" style:family="graphic" style:parent-style-name="standard">
      <style:graphic-properties draw:fill="gradient" draw:fill-gradient-name="Gradient_20_3" draw:textarea-horizontal-align="justify" draw:textarea-vertical-align="middle" draw:auto-grow-height="false" fo:min-height="0.946cm" fo:min-width="5.482cm"/>
    </style:style>
    <style:style style:name="gr4" style:family="graphic" style:parent-style-name="standard">
      <style:graphic-properties draw:fill="gradient" draw:fill-gradient-name="Gradient_20_6" draw:textarea-horizontal-align="justify" draw:textarea-vertical-align="middle" draw:auto-grow-height="false" fo:min-height="3.1cm" fo:min-width="2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gradient" draw:fill-gradient-name="Gradient_20_3" draw:textarea-horizontal-align="justify" draw:textarea-vertical-align="middle" draw:auto-grow-height="false" fo:min-height="1.01cm" fo:min-width="4.222cm"/>
    </style:style>
    <style:style style:name="gr8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758cm" fo:min-width="3.53cm"/>
    </style:style>
    <style:style style:name="gr9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58cm" fo:min-width="3.846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bcc" draw:fill-gradient-name="Gradient_20_2"/>
      <style:paragraph-properties fo:text-align="center"/>
    </style:style>
    <style:style style:name="P3" style:family="paragraph">
      <loext:graphic-properties draw:fill="gradient" draw:fill-gradient-name="Gradient_20_3"/>
      <style:paragraph-properties fo:text-align="center"/>
    </style:style>
    <style:style style:name="P4" style:family="paragraph">
      <loext:graphic-properties draw:fill="gradient" draw:fill-gradient-name="Gradient_20_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7"/>
      <style:paragraph-properties fo:text-align="center"/>
    </style:style>
    <style:style style:name="P7" style:family="paragraph">
      <loext:graphic-properties draw:fill="gradient" draw:fill-gradient-name="Gradient_20_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6.9cm" svg:height="2.6cm" svg:x="4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9cm" svg:height="2.5cm" svg:x="2.9cm" svg:y="25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9.5cm" svg:height="1.9cm" svg:x="4.1cm" svg:y="8.7cm">
          <text:p text:style-name="P1">Wprowadź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" draw:id="id1" draw:layer="layout" svg:width="6.6cm" svg:height="6.7cm" svg:x="5.5cm" svg:y="12.4cm">
          <text:p text:style-name="P1">a=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5.5cm" svg:y1="15.75cm" svg:x2="6.15cm" svg:y2="21.5cm" draw:start-shape="id1" draw:start-glue-point="5" draw:end-shape="id2" draw:end-glue-point="5" svg:d="M5500 15750h-501v4551h1151v1199" svg:viewBox="0 0 1152 5751">
          <text:p text:style-name="P1">PRAWDA</text:p>
        </draw:connector>
        <draw:connector draw:style-name="gr5" draw:text-style-name="P5" draw:layer="layout" svg:x1="12.1cm" svg:y1="15.75cm" svg:x2="15.75cm" svg:y2="19.8cm" draw:start-shape="id1" draw:start-glue-point="7" draw:end-shape="id3" draw:end-glue-point="5" svg:d="M12100 15750h3650v4050" svg:viewBox="0 0 3651 4051">
          <text:p text:style-name="P1">FAŁSZ</text:p>
        </draw:connector>
        <draw:connector draw:style-name="gr6" draw:text-style-name="P5" draw:layer="layout" draw:type="line" svg:x1="7.45cm" svg:y1="5.1cm" svg:x2="8.85cm" svg:y2="8.7cm" draw:start-shape="id4" draw:start-glue-point="8" draw:end-shape="id5" draw:end-glue-point="5" svg:d="M7450 5100l1400 3600" svg:viewBox="0 0 1401 3601">
          <text:p/>
        </draw:connector>
        <draw:connector draw:style-name="gr6" draw:text-style-name="P5" draw:layer="layout" draw:type="line" svg:x1="8.85cm" svg:y1="10.6cm" svg:x2="8.8cm" svg:y2="12.4cm" draw:start-shape="id5" draw:start-glue-point="8" draw:end-shape="id1" draw:end-glue-point="4" svg:d="M8850 10600l-50 1800" svg:viewBox="0 0 51 1801">
          <text:p/>
        </draw:connector>
        <draw:custom-shape draw:style-name="gr3" draw:text-style-name="P3" xml:id="id2" draw:id="id2" draw:layer="layout" svg:width="9.5cm" svg:height="1.9cm" svg:x="1.4cm" svg:y="21.5cm">
          <text:p text:style-name="P1">Wprowadź a większe od b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3" draw:id="id3" draw:layer="layout" svg:width="7.5cm" svg:height="2cm" svg:x="12cm" svg:y="19.8cm">
          <text:p text:style-name="P1">Wprowadź b większe od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draw:type="line" svg:x1="6.15cm" svg:y1="23.4cm" svg:x2="3.91cm" svg:y2="26.266cm" draw:start-shape="id2" draw:start-glue-point="8" draw:end-shape="id6" draw:end-glue-point="5" svg:d="M6150 23400l-2240 2866" svg:viewBox="0 0 2241 2867">
          <text:p/>
        </draw:connector>
        <draw:custom-shape draw:style-name="gr8" draw:text-style-name="P6" xml:id="id8" draw:id="id8" draw:layer="layout" svg:width="6.4cm" svg:height="1.6cm" svg:x="10cm" svg:y="23.2cm">
          <text:p text:style-name="P1">Wprowadź a większe niż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xml:id="id7" draw:id="id7" draw:layer="layout" svg:width="6.9cm" svg:height="1.6cm" svg:x="12.7cm" svg:y="25.2cm">
          <text:p text:style-name="P1">Wprowadź a mniejsze niż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1" draw:layer="layout" svg:x1="18.563cm" svg:y1="20.8cm" svg:x2="17.013cm" svg:y2="25.2cm" draw:start-shape="id3" draw:start-glue-point="6" draw:end-shape="id7" draw:end-glue-point="4" svg:d="M18563 20800h1439v2701h-2989v1699" svg:viewBox="0 0 2990 4401">
          <text:p text:style-name="P1">NIE</text:p>
        </draw:connector>
        <draw:connector draw:style-name="gr11" draw:text-style-name="P1" draw:layer="layout" svg:x1="13.2cm" svg:y1="24.8cm" svg:x2="8.79cm" svg:y2="26.266cm" draw:start-shape="id8" draw:start-glue-point="8" draw:end-shape="id6" draw:end-glue-point="11" svg:d="M13200 24800v551h-4410v915" svg:viewBox="0 0 4411 1467">
          <text:p/>
        </draw:connector>
        <draw:connector draw:style-name="gr11" draw:text-style-name="P1" draw:layer="layout" svg:x1="16.15cm" svg:y1="26.8cm" svg:x2="6.35cm" svg:y2="28.4cm" draw:start-shape="id7" draw:start-glue-point="8" draw:end-shape="id6" svg:d="M16150 26800v2102h-9800v-502" svg:viewBox="0 0 9801 2103">
          <text:p/>
        </draw:connector>
        <draw:connector draw:style-name="gr10" draw:text-style-name="P1" draw:layer="layout" svg:x1="12.937cm" svg:y1="20.8cm" svg:x2="10.8cm" svg:y2="24cm" draw:start-shape="id3" draw:start-glue-point="9" draw:end-shape="id8" draw:end-glue-point="9" svg:d="M12937 20800h-2137v3200" svg:viewBox="0 0 2138 3201">
          <text:p text:style-name="P1">TAK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bcc" draw:end-color="#c38312" draw:start-intensity="100%" draw:end-intensity="100%" draw:angle="300" draw:border="0%"/>
    <draw:gradient draw:name="Gradient_20_3" draw:display-name="Gradient 3" draw:style="linear" draw:start-color="#fffbcc" draw:end-color="#c38312" draw:start-intensity="100%" draw:end-intensity="100%" draw:angle="300" draw:border="0%"/>
    <draw:gradient draw:name="Gradient_20_6" draw:display-name="Gradient 6" draw:style="linear" draw:start-color="#fffbcc" draw:end-color="#c38312" draw:start-intensity="100%" draw:end-intensity="100%" draw:angle="300" draw:border="0%"/>
    <draw:gradient draw:name="Gradient_20_7" draw:display-name="Gradient 7" draw:style="linear" draw:start-color="#fffbcc" draw:end-color="#c38312" draw:start-intensity="100%" draw:end-intensity="100%" draw:angle="300" draw:border="0%"/>
    <draw:gradient draw:name="Gradient_20_8" draw:display-name="Gradient 8" draw:style="linear" draw:start-color="#fff9ae" draw:end-color="#4e9a06" draw:start-intensity="100%" draw:end-intensity="100%" draw:angle="300" draw:border="0%"/>
    <draw:gradient draw:name="Gradient_20_9" draw:display-name="Gradient 9" draw:style="linear" draw:start-color="#fff9ae" draw:end-color="#c38312" draw:start-intensity="100%" draw:end-intensity="100%" draw:angle="300" draw:border="0%"/>
    <draw:gradient draw:name="Tango_20_Green" draw:display-name="Tango Green" draw:style="linear" draw:start-color="#fffbcc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42.584595426</meta:creation-date>
    <dc:date>2017-09-08T11:09:33.447955216</dc:date>
    <meta:editing-duration>PT15M24S</meta:editing-duration>
    <meta:editing-cycles>4</meta:editing-cycles>
    <meta:generator>LibreOffice/5.4.0.3$Linux_X86_64 LibreOffice_project/40m0$Build-3</meta:generator>
    <meta:document-statistic meta:object-count="17"/>
  </office:meta>
</office:document-meta>
</file>